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002cm" fo:margin-left="-0.191cm" table:align="left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1.2" style:family="table-row">
      <style:table-row-properties style:min-row-height="1.612cm" style:use-optimal-row-height="false"/>
    </style:style>
    <style:style style:name="Table2" style:family="table">
      <style:table-properties style:width="16.002cm" fo:margin-left="-0.191cm" table:align="left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 style:use-optimal-row-height="false"/>
    </style:style>
    <style:style style:name="Table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2.2" style:family="table-row">
      <style:table-row-properties style:min-row-height="0.919cm" style:use-optimal-row-height="false"/>
    </style:style>
    <style:style style:name="Table3" style:family="table">
      <style:table-properties style:width="16.002cm" fo:margin-left="-0.191cm" table:align="left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 style:use-optimal-row-height="false"/>
    </style:style>
    <style:style style:name="Table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3.2" style:family="table-row">
      <style:table-row-properties style:min-row-height="0.919cm" style:use-optimal-row-height="false"/>
    </style:style>
    <style:style style:name="Table4" style:family="table">
      <style:table-properties style:width="16.002cm" fo:margin-left="-0.191cm" table:align="left"/>
    </style:style>
    <style:style style:name="Table4.A" style:family="table-column">
      <style:table-column-properties style:column-width="16.002cm"/>
    </style:style>
    <style:style style:name="Table4.1" style:family="table-row">
      <style:table-row-properties style:min-row-height="0.681cm" style:use-optimal-row-height="false"/>
    </style:style>
    <style:style style:name="Table4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 style:writing-mode="lr-tb"/>
    </style:style>
    <style:style style:name="Table4.2" style:family="table-row">
      <style:table-row-properties style:min-row-height="0.919cm" style:use-optimal-row-height="false"/>
    </style:style>
    <style:style style:name="P1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2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</style:style>
    <style:style style:name="P3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>
        <style:tab-stops/>
      </style:paragraph-properties>
      <style:text-properties style:font-name="Calibri" fo:font-size="6pt" fo:language="en" fo:country="GB" style:font-size-asian="6pt" style:font-size-complex="6pt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>
        <style:tab-stops/>
      </style:paragraph-properties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>
        <style:tab-stops/>
      </style:paragraph-properties>
      <style:text-properties style:font-name="Calibri" fo:language="en" fo:country="GB" fo:font-style="italic" style:font-style-asian="italic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>
        <style:tab-stops/>
      </style:paragraph-properties>
      <style:text-properties style:font-name="New Century Schlbk" fo:font-size="6pt" fo:language="en" fo:country="GB" fo:font-weight="bold" style:font-size-asian="6pt" style:font-weight-asian="bold" style:font-size-complex="6pt"/>
    </style:style>
    <style:style style:name="P8" style:family="paragraph" style:parent-style-name="Standard">
      <style:paragraph-properties fo:margin-top="0.212cm" fo:margin-bottom="0cm" loext:contextual-spacing="false"/>
    </style:style>
    <style:style style:name="P9" style:family="paragraph" style:parent-style-name="Normal">
      <style:text-properties style:font-name="New Century Schlbk" fo:font-size="6pt" fo:font-weight="bold" style:font-name-asian="Times New Roman" style:font-size-asian="6pt" style:language-asian="es" style:country-asian="ES" style:font-weight-asian="bold" style:font-size-complex="6pt"/>
    </style:style>
    <style:style style:name="P10" style:family="paragraph" style:parent-style-name="Normal">
      <style:paragraph-properties fo:break-before="page"/>
      <style:text-properties style:font-name="New Century Schlbk" fo:font-size="6pt" fo:font-weight="bold" style:font-name-asian="Times New Roman" style:font-size-asian="6pt" style:language-asian="es" style:country-asian="ES" style:font-weight-asian="bold" style:font-size-complex="6pt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 style:master-page-name="MP0">
      <style:paragraph-properties fo:margin-left="1.752cm" fo:margin-right="0cm" fo:text-align="center" style:justify-single-word="false" fo:text-indent="-1.752cm" style:auto-text-indent="false" style:page-number="auto" fo:break-before="page" fo:padding-left="0cm" fo:padding-right="0cm" fo:padding-top="0cm" fo:padding-bottom="0.035cm" fo:border-left="none" fo:border-right="none" fo:border-top="none" fo:border-bottom="3pt solid #92cddc" style:shadow="none">
        <style:tab-stops/>
      </style:paragraph-properties>
      <style:text-properties style:font-name="Calibri" fo:font-size="18pt" fo:language="en" fo:country="GB" fo:font-weight="bold" style:font-size-asian="18pt" style:font-weight-asian="bold"/>
    </style:style>
    <style:style style:name="T1" style:family="text">
      <style:text-properties style:font-name="Calibri" fo:language="en" fo:country="GB"/>
    </style:style>
    <style:style style:name="T2" style:family="text">
      <style:text-properties style:font-name="Calibri" fo:language="en" fo:country="GB" fo:font-weight="bold" style:font-weight-asian="bold"/>
    </style:style>
    <style:style style:name="T3" style:family="text">
      <style:text-properties style:font-name="Calibri" fo:language="en" fo:country="GB" fo:font-style="italic" style:font-style-asian="italic"/>
    </style:style>
    <style:style style:name="T4" style:family="text">
      <style:text-properties style:font-name="Calibri" fo:language="en" fo:country="GB" fo:font-style="italic" officeooo:rsid="001190b5" style:font-style-asian="italic"/>
    </style:style>
    <style:style style:name="T5" style:family="text">
      <style:text-properties style:font-name="Calibri" fo:language="en" fo:country="GB" fo:font-style="italic" fo:font-weight="bold" style:font-style-asian="italic" style:font-weight-asian="bold"/>
    </style:style>
    <style:style style:name="T6" style:family="text">
      <style:text-properties style:font-name="Calibri" fo:language="lt" fo:country="LT"/>
    </style:style>
    <style:style style:name="T7" style:family="text">
      <style:text-properties style:font-name="Calibri" fo:font-size="14pt" fo:language="en" fo:country="GB" fo:font-weight="bold" style:font-size-asian="14pt" style:font-weight-asian="bold" style:font-size-complex="14pt"/>
    </style:style>
    <style:style style:name="T8" style:family="text">
      <style:text-properties style:font-name="Calibri" fo:font-size="12pt" fo:language="en" fo:country="GB" fo:font-style="italic" officeooo:rsid="001190b5" style:font-name-asian="Times New Roman" style:font-size-asian="12pt" style:language-asian="es" style:country-asian="ES" style:font-style-asian="italic"/>
    </style:style>
    <style:style style:name="T9" style:family="text">
      <style:text-properties style:text-position="super 64%" style:font-name="Calibri" fo:font-size="14pt" fo:language="en" fo:country="GB" fo:font-weight="bold" style:font-size-asian="14pt" style:font-weight-asian="bold" style:font-size-complex="14pt"/>
    </style:style>
    <style:style style:name="T10" style:family="text">
      <style:text-properties officeooo:rsid="00119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erification document</text:p>
      <text:p text:style-name="P1"><text:span text:style-name="Default_20_Paragraph_20_Font"><text:span text:style-name="T2">Program or utility to verify:</text:span></text:span><text:span text:style-name="Default_20_Paragraph_20_Font"><text:span text:style-name="T1"> cd</text:span></text:span></text:p>
      <text:p text:style-name="P2"><text:span text:style-name="Default_20_Paragraph_20_Font"><text:span text:style-name="T2">Author(s) of the program:</text:span></text:span><text:span text:style-name="Default_20_Paragraph_20_Font"><text:span text:style-name="T1"> Modestas Jucevi</text:span></text:span><text:span text:style-name="Default_20_Paragraph_20_Font"><text:span text:style-name="T6">čius</text:span></text:span></text:p>
      <text:p text:style-name="P2"><text:span text:style-name="Default_20_Paragraph_20_Font"><text:span text:style-name="T2">Author(s) of the verification document:</text:span></text:span><text:span text:style-name="Default_20_Paragraph_20_Font"><text:span text:style-name="T1"> Modestas Jucevi</text:span></text:span><text:span text:style-name="Default_20_Paragraph_20_Font"><text:span text:style-name="T6">čius</text:span></text:span></text:p>
      <text:p text:style-name="P2"><text:span text:style-name="Default_20_Paragraph_20_Font"><text:span text:style-name="T2">Author(s) of the verification:</text:span></text:span><text:span text:style-name="Default_20_Paragraph_20_Font"><text:span text:style-name="T1"> Modestas Jucevi</text:span></text:span><text:span text:style-name="Default_20_Paragraph_20_Font"><text:span text:style-name="T6">čius</text:span>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Default_20_Paragraph_20_Font"><text:span text:style-name="T7">1</text:span></text:span><text:span text:style-name="Default_20_Paragraph_20_Font"><text:span text:style-name="T9">st</text:span></text:span><text:span text:style-name="Default_20_Paragraph_20_Font"><text:span text:style-name="T7"> verification case</text:span>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Change current directory to the given one and display it’s “.</text:span></text:span><text:span text:style-name="Default_20_Paragraph_20_Font"><text:span text:style-name="T8">description</text:span></text:span><text:span text:style-name="Default_20_Paragraph_20_Font"><text:span text:style-name="T3">” file’s text.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cd Valley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Changed directory to “Valley” and printed out .description content in “Valley” directory</text:span></text:span></text:p>
            <text:p text:style-name="P5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Changed directory to “Valley” and printed out .description content in “Valley” directory</text:span></text:span></text:p>
            <text:p text:style-name="P5"><text:span text:style-name="Default_20_Paragraph_20_Font"><text:span text:style-name="T5">Explanation</text:span></text:span><text:span text:style-name="Default_20_Paragraph_20_Font"><text:span text:style-name="T3">: In our terminal each accessible directory should have a hidden “.description” file containing the directory’s description. It is printed upon “entering”.</text:span></text:span></text:p>
            <text:p text:style-name="P6"/>
          </table:table-cell>
        </table:table-row>
      </table:table>
      <text:p text:style-name="P7"/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Default_20_Paragraph_20_Font"><text:span text:style-name="T7">2</text:span></text:span><text:span text:style-name="Default_20_Paragraph_20_Font"><text:span text:style-name="T9">nd</text:span></text:span><text:span text:style-name="Default_20_Paragraph_20_Font"><text:span text:style-name="T7"> verification case</text:span></text:span></text:p>
          </table:table-cell>
        </table:table-row>
        <table:table-row table:style-name="Table2.2">
          <table:table-cell table:style-name="Table2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Change current directory to the given one and display error that .description couldn’t be accessed or is missing.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cd Valley (when .description is missing)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Changed directory to “Valley” and printed out “Error opening file .description in the folder: Valley”</text:span></text:span></text:p>
            <text:p text:style-name="P5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Changed directory to “Valley” and printed “Error opening file .description in the folder: Valley”</text:span></text:span></text:p>
            <text:p text:style-name="P5"><text:span text:style-name="Default_20_Paragraph_20_Font"><text:span text:style-name="T2">Explanation</text:span></text:span><text:span text:style-name="Default_20_Paragraph_20_Font"><text:span text:style-name="T1">: If description file is inaccessible or not there, error should be displayed, as it’s mandatory</text:span></text:span></text:p>
          </table:table-cell>
        </table:table-row>
      </table:table>
      <text:p text:style-name="P9"/>
      <text:p text:style-name="P10"/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Default_20_Paragraph_20_Font"><text:span text:style-name="T7">3</text:span></text:span><text:span text:style-name="Default_20_Paragraph_20_Font"><text:span text:style-name="T9">rd</text:span></text:span><text:span text:style-name="Default_20_Paragraph_20_Font"><text:span text:style-name="T7"> verification case</text:span>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Changing to a directory which doesn’t exist or is a file isn’t allowed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cd Error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Directory unchanged, custom message “There is no such room Error” displayed</text:span></text:span></text:p>
            <text:p text:style-name="P5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Directory unchanged, custom message “There is no such room Error” displayed</text:span></text:span></text:p>
            <text:p text:style-name="P5"><text:span text:style-name="Default_20_Paragraph_20_Font"><text:span text:style-name="T2">Explanation</text:span></text:span><text:span text:style-name="Default_20_Paragraph_20_Font"><text:span text:style-name="T1">: Terminal has a custom message for these errors.</text:span>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Default_20_Paragraph_20_Font"><text:span text:style-name="T7">4</text:span></text:span><text:span text:style-name="Default_20_Paragraph_20_Font"><text:span text:style-name="T9">th</text:span></text:span><text:span text:style-name="Default_20_Paragraph_20_Font"><text:span text:style-name="T7"> verification case</text:span>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When changing to directory without permissions a custom message should be shown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cd small_lake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Directory unchanged, printed out “There is a strange force preventing you from going there”</text:span></text:span></text:p>
            <text:p text:style-name="P5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8"><text:span text:style-name="Default_20_Paragraph_20_Font"><text:span text:style-name="T1">Directory unchanged, printed out “There is a strange force preventing you from going there”</text:span></text:span></text:p>
            <text:p text:style-name="P5"><text:span text:style-name="Default_20_Paragraph_20_Font"><text:span text:style-name="T2">Explanation</text:span></text:span><text:span text:style-name="Default_20_Paragraph_20_Font"><text:span text:style-name="T1">: Terminal prints a custom message when permission error happens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0pt" fo:letter-spacing="normal" fo:language="en" fo:country="GB" fo:font-style="normal" style:text-underline-style="none" fo:font-weight="normal" style:letter-kerning="true" style:font-name-asian="MS Mincho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0pt" fo:letter-spacing="normal" fo:language="en" fo:country="GB" fo:font-style="normal" style:text-underline-style="none" fo:font-weight="normal" style:letter-kerning="true" fo:background-color="transparent" style:font-name-asian="MS Mincho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cm" loext:contextual-spacing="false" fo:hyphenation-ladder-count="no-limit"/>
      <style:text-properties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Alberto Lafuente</meta:initial-creator>
    <meta:creation-date>2020-05-16T11:23:00Z</meta:creation-date>
    <dc:date>2020-05-17T09:18:47.846548959</dc:date>
    <meta:print-date>2014-01-28T14:47:00Z</meta:print-date>
    <meta:editing-cycles>3</meta:editing-cycles>
    <meta:editing-duration>PT7M9S</meta:editing-duration>
    <meta:document-statistic meta:table-count="4" meta:image-count="0" meta:object-count="0" meta:page-count="2" meta:paragraph-count="37" meta:word-count="291" meta:character-count="2043" meta:non-whitespace-character-count="1789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